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normal" officeooo:rsid="0015b17c" officeooo:paragraph-rsid="0015b17c" style:font-weight-asian="normal" style:font-weight-complex="normal"/>
    </style:style>
    <style:style style:name="P13" style:family="paragraph" style:parent-style-name="Standard">
      <style:text-properties fo:font-weight="normal" officeooo:rsid="00172051" officeooo:paragraph-rsid="00172051" style:font-weight-asian="normal" style:font-weight-complex="normal"/>
    </style:style>
    <style:style style:name="P14" style:family="paragraph" style:parent-style-name="Standard">
      <style:text-properties fo:font-weight="normal" officeooo:rsid="0017feb0" officeooo:paragraph-rsid="0017feb0" style:font-weight-asian="normal" style:font-weight-complex="normal"/>
    </style:style>
    <style:style style:name="P15" style:family="paragraph" style:parent-style-name="Standard">
      <style:text-properties fo:font-weight="normal" officeooo:rsid="00198e87" officeooo:paragraph-rsid="00198e87" style:font-weight-asian="normal" style:font-weight-complex="normal"/>
    </style:style>
    <style:style style:name="P16" style:family="paragraph" style:parent-style-name="Standard">
      <style:text-properties fo:font-weight="normal" officeooo:rsid="00199425" officeooo:paragraph-rsid="00199425" style:font-weight-asian="normal" style:font-weight-complex="normal"/>
    </style:style>
    <style:style style:name="P17" style:family="paragraph" style:parent-style-name="Standard">
      <style:text-properties fo:font-weight="normal" officeooo:rsid="001d7c6e" officeooo:paragraph-rsid="001d7c6e" style:font-weight-asian="normal" style:font-weight-complex="normal"/>
    </style:style>
    <style:style style:name="P18" style:family="paragraph" style:parent-style-name="Standard">
      <style:text-properties fo:font-weight="normal" officeooo:rsid="001f5773" officeooo:paragraph-rsid="001f5773" style:font-weight-asian="normal" style:font-weight-complex="normal"/>
    </style:style>
    <style:style style:name="P19" style:family="paragraph" style:parent-style-name="Standard">
      <style:text-properties fo:font-weight="normal" officeooo:rsid="0020985c" officeooo:paragraph-rsid="0020985c" style:font-weight-asian="normal" style:font-weight-complex="normal"/>
    </style:style>
    <style:style style:name="P20" style:family="paragraph" style:parent-style-name="Standard">
      <style:text-properties fo:font-weight="normal" officeooo:rsid="002180c7" officeooo:paragraph-rsid="002180c7" style:font-weight-asian="normal" style:font-weight-complex="normal"/>
    </style:style>
    <style:style style:name="P21" style:family="paragraph" style:parent-style-name="Standard">
      <style:text-properties fo:font-weight="normal" officeooo:rsid="00222485" officeooo:paragraph-rsid="00222485" style:font-weight-asian="normal" style:font-weight-complex="normal"/>
    </style:style>
    <style:style style:name="P22" style:family="paragraph" style:parent-style-name="Standard">
      <style:text-properties fo:font-weight="normal" officeooo:rsid="002305d7" officeooo:paragraph-rsid="002305d7" style:font-weight-asian="normal" style:font-weight-complex="normal"/>
    </style:style>
    <style:style style:name="P23" style:family="paragraph" style:parent-style-name="Standard">
      <style:text-properties fo:font-weight="normal" officeooo:rsid="00232284" officeooo:paragraph-rsid="00232284" style:font-weight-asian="normal" style:font-weight-complex="normal"/>
    </style:style>
    <style:style style:name="P24" style:family="paragraph" style:parent-style-name="Standard">
      <style:text-properties fo:font-weight="normal" officeooo:rsid="0027dc30" officeooo:paragraph-rsid="0027dc30" style:font-weight-asian="normal" style:font-weight-complex="normal"/>
    </style:style>
    <style:style style:name="P25" style:family="paragraph" style:parent-style-name="Standard">
      <style:text-properties fo:font-weight="normal" officeooo:rsid="00280253" officeooo:paragraph-rsid="00280253" style:font-weight-asian="normal" style:font-weight-complex="normal"/>
    </style:style>
    <style:style style:name="P26" style:family="paragraph" style:parent-style-name="Standard">
      <style:text-properties fo:font-weight="normal" officeooo:rsid="00286980" officeooo:paragraph-rsid="00286980" style:font-weight-asian="normal" style:font-weight-complex="normal"/>
    </style:style>
    <style:style style:name="P27" style:family="paragraph" style:parent-style-name="Standard">
      <style:text-properties fo:font-weight="normal" officeooo:rsid="00297c68" officeooo:paragraph-rsid="00297c68" style:font-weight-asian="normal" style:font-weight-complex="normal"/>
    </style:style>
    <style:style style:name="P28" style:family="paragraph" style:parent-style-name="Standard">
      <style:text-properties fo:font-weight="normal" officeooo:rsid="00251a67" officeooo:paragraph-rsid="00251a67" style:font-weight-asian="normal" style:font-weight-complex="normal"/>
    </style:style>
    <style:style style:name="P29" style:family="paragraph" style:parent-style-name="Standard">
      <style:text-properties fo:font-weight="normal" officeooo:rsid="0027136a" officeooo:paragraph-rsid="0027136a" style:font-weight-asian="normal" style:font-weight-complex="normal"/>
    </style:style>
    <style:style style:name="P30" style:family="paragraph" style:parent-style-name="Standard">
      <style:paragraph-properties fo:break-before="page"/>
      <style:text-properties fo:font-weight="normal" officeooo:rsid="0029f4e3" officeooo:paragraph-rsid="0029f4e3" style:font-weight-asian="normal" style:font-weight-complex="normal"/>
    </style:style>
    <style:style style:name="P31" style:family="paragraph" style:parent-style-name="Standard">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a28db" style:font-weight-asian="normal" style:font-weight-complex="normal"/>
    </style:style>
    <style:style style:name="P33" style:family="paragraph" style:parent-style-name="Standard">
      <style:text-properties fo:font-weight="normal" officeooo:rsid="002a28db" officeooo:paragraph-rsid="002a28db" style:font-weight-asian="normal" style:font-weight-complex="normal"/>
    </style:style>
    <style:style style:name="P34" style:family="paragraph" style:parent-style-name="Standard">
      <style:text-properties fo:font-weight="normal" officeooo:rsid="005c4a82" officeooo:paragraph-rsid="005c4a82" style:font-weight-asian="normal" style:font-weight-complex="normal"/>
    </style:style>
    <style:style style:name="P35" style:family="paragraph" style:parent-style-name="Standard">
      <style:text-properties fo:font-weight="normal" officeooo:rsid="005d75b3" officeooo:paragraph-rsid="005d75b3" style:font-weight-asian="normal" style:font-weight-complex="normal"/>
    </style:style>
    <style:style style:name="P36" style:family="paragraph" style:parent-style-name="Standard">
      <style:text-properties fo:font-weight="normal" officeooo:rsid="005ef260" officeooo:paragraph-rsid="005ef260" style:font-weight-asian="normal" style:font-weight-complex="normal"/>
    </style:style>
    <style:style style:name="P37"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39"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0"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1"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2"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3"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4"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5"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6"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7"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8"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6"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7"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8"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59"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1"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2"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4"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5"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7"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69"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0"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1"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2"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4"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5"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2"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93" style:family="paragraph" style:parent-style-name="Standard">
      <style:text-properties officeooo:rsid="005c4a82" officeooo:paragraph-rsid="005c4a82"/>
    </style:style>
    <style:style style:name="P94" style:family="paragraph" style:parent-style-name="Standard" style:list-style-name="L1">
      <style:text-properties fo:font-weight="normal" officeooo:rsid="0017feb0" officeooo:paragraph-rsid="0017feb0" style:font-weight-asian="normal" style:font-weight-complex="normal"/>
    </style:style>
    <style:style style:name="P95" style:family="paragraph" style:parent-style-name="Standard" style:list-style-name="L2">
      <style:text-properties fo:font-weight="normal" officeooo:rsid="00251a67" officeooo:paragraph-rsid="00251a67" style:font-weight-asian="normal" style:font-weight-complex="normal"/>
    </style:style>
    <style:style style:name="P96" style:family="paragraph" style:parent-style-name="Standard" style:list-style-name="L3">
      <style:text-properties fo:font-weight="normal" officeooo:rsid="00251a67" officeooo:paragraph-rsid="00251a67" style:font-weight-asian="normal" style:font-weight-complex="normal"/>
    </style:style>
    <style:style style:name="P97"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98"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99"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00"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01"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02"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03"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05"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06"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07"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14"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16"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17"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18"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19"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20"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21" style:family="paragraph" style:parent-style-name="Standard">
      <style:text-properties style:text-underline-style="none" fo:font-weight="bold" officeooo:rsid="005c4a82" officeooo:paragraph-rsid="005c4a82" style:font-weight-asian="bold" style:font-weight-complex="bold"/>
    </style:style>
    <style:style style:name="P122" style:family="paragraph" style:parent-style-name="Standard">
      <style:text-properties style:text-underline-style="none" fo:font-weight="normal" officeooo:rsid="005c4a82" officeooo:paragraph-rsid="005c4a82" style:font-weight-asian="normal" style:font-weight-complex="normal"/>
    </style:style>
    <style:style style:name="P123" style:family="paragraph" style:parent-style-name="Standard">
      <style:text-properties style:text-underline-style="none" fo:font-weight="normal" officeooo:rsid="005ef260" officeooo:paragraph-rsid="005ef260" style:font-weight-asian="normal" style:font-weight-complex="normal"/>
    </style:style>
    <style:style style:name="P124"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25" style:family="paragraph" style:parent-style-name="Standard" style:list-style-name="L14">
      <style:text-properties officeooo:paragraph-rsid="006b58fc"/>
    </style:style>
    <style:style style:name="P126" style:family="paragraph" style:parent-style-name="Standard" style:list-style-name="L14">
      <style:text-properties fo:font-weight="bold" officeooo:rsid="006b58fc" officeooo:paragraph-rsid="006b58fc" style:font-weight-asian="bold" style:font-weight-complex="bold"/>
    </style:style>
    <style:style style:name="P127" style:family="paragraph" style:parent-style-name="Standard">
      <style:text-properties fo:font-weight="bold" officeooo:rsid="006c8c64" officeooo:paragraph-rsid="006c8c64" style:font-weight-asian="bold"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officeooo:rsid="00280253"/>
    </style:style>
    <style:style style:name="T21" style:family="text">
      <style:text-properties officeooo:rsid="00297c68"/>
    </style:style>
    <style:style style:name="T22" style:family="text">
      <style:text-properties officeooo:rsid="002a28db"/>
    </style:style>
    <style:style style:name="T23" style:family="text">
      <style:text-properties officeooo:rsid="002d5a6d"/>
    </style:style>
    <style:style style:name="T24" style:family="text">
      <style:text-properties officeooo:rsid="0030c791"/>
    </style:style>
    <style:style style:name="T25" style:family="text">
      <style:text-properties officeooo:rsid="003f90d2"/>
    </style:style>
    <style:style style:name="T26" style:family="text">
      <style:text-properties officeooo:rsid="004b4547"/>
    </style:style>
    <style:style style:name="T27" style:family="text">
      <style:text-properties officeooo:rsid="00559636"/>
    </style:style>
    <style:style style:name="T28" style:family="text">
      <style:text-properties officeooo:rsid="0058fbe7"/>
    </style:style>
    <style:style style:name="T29" style:family="text">
      <style:text-properties officeooo:rsid="005a7abb"/>
    </style:style>
    <style:style style:name="T30" style:family="text">
      <style:text-properties style:text-underline-style="solid" style:text-underline-width="auto" style:text-underline-color="font-color"/>
    </style:style>
    <style:style style:name="T31" style:family="text">
      <style:text-properties fo:font-size="12pt" fo:font-weight="normal" officeooo:rsid="005ac61c"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33" style:family="text">
      <style:text-properties fo:font-size="12pt" style:text-underline-style="none" fo:font-weight="bold" officeooo:rsid="006b58fc" style:font-size-asian="10.5pt" style:font-weight-asian="bold" style:font-size-complex="12pt" style:font-weight-complex="bold"/>
    </style:style>
    <style:style style:name="T34" style:family="text">
      <style:text-properties fo:font-size="12pt" style:text-underline-style="none" fo:font-weight="normal" style:font-size-asian="10.5pt" style:font-weight-asian="normal" style:font-size-complex="12pt" style:font-weight-complex="normal"/>
    </style:style>
    <style:style style:name="T35" style:family="text">
      <style:text-properties fo:font-size="12pt" style:text-underline-style="none" fo:font-weight="normal" officeooo:rsid="006b58fc" style:font-size-asian="10.5pt" style:font-weight-asian="normal" style:font-size-complex="12pt" style:font-weight-complex="normal"/>
    </style:style>
    <style:style style:name="T36" style:family="text">
      <style:text-properties fo:font-size="12pt" style:text-underline-style="none" style:font-size-asian="10.5pt" style:font-size-complex="12pt"/>
    </style:style>
    <style:style style:name="T37" style:family="text">
      <style:text-properties style:text-underline-style="none"/>
    </style:style>
    <style:style style:name="T38" style:family="text">
      <style:text-properties style:text-underline-style="none" officeooo:rsid="005ac61c"/>
    </style:style>
    <style:style style:name="T39" style:family="text">
      <style:text-properties style:text-underline-style="none" officeooo:rsid="005d75b3"/>
    </style:style>
    <style:style style:name="T40" style:family="text">
      <style:text-properties style:text-underline-style="none" fo:font-weight="bold" style:font-weight-asian="bold" style:font-weight-complex="bold"/>
    </style:style>
    <style:style style:name="T41" style:family="text">
      <style:text-properties style:text-underline-style="none" fo:font-weight="bold" officeooo:rsid="005d75b3" style:font-weight-asian="bold" style:font-weight-complex="bold"/>
    </style:style>
    <style:style style:name="T42" style:family="text">
      <style:text-properties officeooo:rsid="0061d6c2"/>
    </style:style>
    <style:style style:name="T43" style:family="text">
      <style:text-properties officeooo:rsid="00657896"/>
    </style:style>
    <style:style style:name="T44" style:family="text">
      <style:text-properties officeooo:rsid="0067c2a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2">Corso diviso in 3 blocchi: Batteriologia (generale e speciale), Virologia (generale e speciale) e Micologia <text:span text:style-name="T1">(generale e speciale).</text:span></text:p>
      <text:p text:style-name="P12"/>
      <text:p text:style-name="P2">Virologia Generale:</text:p>
      <text:p text:style-name="P13">Antibiotici: Alezander Fleming, 1928: Osservò che sulle piastre Petri contaminate da muffa i batteri non crescevano in un alone attorno alla muffa, dalla muffa isolò la penicillina.</text:p>
      <text:p text:style-name="P13"/>
      <text:p text:style-name="P13">L’uso massiccio di antibiotici sta rendendo l’antibiotico-resistenza un problema in continuo peggioramento.</text:p>
      <text:p text:style-name="P13"/>
      <text:p text:style-name="P13">Per quanto riguarda la virologia invece stiamo assistendo ad un periodo d’oro degli antivirali.</text:p>
      <text:p text:style-name="P13">Lo sviluppo degli antivirali è iniziato più tardi rispetto aglia ntibiotici perché i virus per replicarsi usano i meccanismi molecolari della cellula, quindi c’è il rischio che il farmaco risulti tossico.</text:p>
      <text:p text:style-name="P13"/>
      <text:p text:style-name="P14">Jenner, 1700: Vaccino del vaiolo.</text:p>
      <text:p text:style-name="P14"/>
      <text:p text:style-name="P14">Esistono vari tipi di vaccino:</text:p>
      <text:list text:style-name="L1">
        <text:list-item>
          <text:p text:style-name="P94">Vaccini vivi attenuati: Efficaci ma con controindicazioni, specialmente in pazienti immunodepressi (ovviamente), tuttora usati.</text:p>
        </text:list-item>
        <text:list-item>
          <text:p text:style-name="P94">…</text:p>
        </text:list-item>
      </text:list>
      <text:p text:style-name="P14"/>
      <text:p text:style-name="P14">I virus sono diventati visibili solo dopo l’invenzione del microscopio elettronico, prima si era capita la loro esistenza ma non erano mai stati osservati direttamente.</text:p>
      <text:p text:style-name="P14"/>
      <text:p text:style-name="P15">Osservano l’anomalo tasso di sarcomi in alcuni pollai è stata osservata l’esistenza dei virus oncogeni.</text:p>
      <text:p text:style-name="P15"/>
      <text:p text:style-name="P3">I Virus</text:p>
      <text:p text:style-name="P16">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6">Caratterizzati da alta velocità di mutazione. Non cotengono molecole ad attività enzimatica quindi non sono capaci di sintesi proteica o di metabolismo energetico.</text:p>
      <text:p text:style-name="P16"/>
      <text:p text:style-name="P3">Morfologia e struttura:</text:p>
      <text:p text:style-name="P16">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6"/>
      <text:p text:style-name="P17">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8">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7"/>
      <text:p text:style-name="P18">I processi di replicazione ed assemblaggio virale devono essere veloci per evitare che i meccanismi di difesa della cellula abbiano il tempo di attivarsi.</text:p>
      <text:p text:style-name="P19"/>
      <text:p text:style-name="P19">I virus nudi tendono ad essere più resistenti ai disinfettanti mentre quelli rivestiti sono favoriti all’interno dell’organismo ospite, inoltre i virus rivestiti possono uscire dalla cellula senza rompere la membrana (infezioni persistenti).</text:p>
      <text:p text:style-name="P20">Nei virus rivestiti si trovano proteine tra l’envelope e il capside dette <text:span text:style-name="T2">proteine della matrice</text:span>.</text:p>
      <text:p text:style-name="P20"/>
      <text:p text:style-name="P21">LA presenza o meno di un envelope porta a differenze sostanziali nelle modialità di entrata e di uscita dalla cellula.</text:p>
      <text:p text:style-name="P21">I virus nudi escono quasi sempre per lisi della cellula, quelli rivestiti per esocitosi (infezioni persistenti).</text:p>
      <text:p text:style-name="P21"/>
      <text:p text:style-name="P21">I virus rivestiti presentato una matrice proteica tra il capside e l’envelope, queste proteine aumentano la rigidità della struttura del virus.</text:p>
      <text:p text:style-name="P21">L’involucro esterno è perso nelle prime fasi di entrata nella cellula e va ad inattivare alcuni meccanismi di difesa.</text:p>
      <text:p text:style-name="P21">All’esterno dell’organismo ospite i virus rivestiti sono molto più resistenti.</text:p>
      <text:p text:style-name="P21"/>
      <text:p text:style-name="P21">Il genoma dei virus è molto piccolo rispetto al genoma delle cellule, alcuni si sono ridotti a 3-4 kb. Le proteine virali svolgono molte funzioni (moonlighting, aumenta la compattezza del codice).</text:p>
      <text:p text:style-name="P21">Il genoma virale, tranne pochissime eccezioni, non presenta introni.</text:p>
      <text:p text:style-name="P21">Alcuni genomi virali presentano geni sovrapposti, danno origine a prodotti proteici differenti se la traduzione inizia in punti diversi.</text:p>
      <text:p text:style-name="P21">Nei virus a doppia elica alcuni geni sono codificati in una catena e altri nell’altra.</text:p>
      <text:p text:style-name="P21"/>
      <text:p text:style-name="P4">Nomenclatura dei virus:</text:p>
      <text:p text:style-name="P22"><text:soft-page-break/>Classicamente classificati in base alle malattie che causano, metodo inconsistente perché virus possono dare malattie differenti e virus diversi possono dare sintomi molto simili.</text:p>
      <text:p text:style-name="P22">Esempio: virus dell’epatite, ne esistono molti tipi (A, B, C, D, E, F, G, forse altri) estremamente diversi tra loro come struttura, biochimica, modalità di trasmissione <text:span text:style-name="T10">e quindi approccio terapeutico</text:span>.</text:p>
      <text:p text:style-name="P23">I virus erpetici invece danno malattie molto diverse pur essendo strutturalmente indistinguibili al microscopio elettronico.</text:p>
      <text:p text:style-name="P23"/>
      <text:p text:style-name="P23">I virus, a differenza degli organismi superiori, hanno un tasso di mutazione genetica molto alto, nel giro di ore o giorni si generano nuove varianti e ceppi.</text:p>
      <text:p text:style-name="P23">Nella nomenclatura dei virus si parla di quasi-specie e non di specie appunto per questo.</text:p>
      <text:p text:style-name="P23"/>
      <text:p text:style-name="P23">Nella nomenclatura corrente si segue un approccio gerarchico organizzato in famiglie, sottofamiglie, generi e quasi-specie.</text:p>
      <text:p text:style-name="P23"/>
      <text:p text:style-name="P5">Ciclo replicativo dei Virus:</text:p>
      <text:p text:style-name="P6">Fase precoce:</text:p>
      <text:list text:style-name="L2">
        <text:list-item>
          <text:p text:style-name="P95">Attacco (adsorbimento) alla cellula ospite. Fase più critica, se ha successo quasi sempre il virus arriverà a replicarsi (??? dopo il prof dice il contrario).</text:p>
        </text:list-item>
        <text:list-item>
          <text:p text:style-name="P95">Penetrazione nel citoplasma.</text:p>
        </text:list-item>
        <text:list-item>
          <text:p text:style-name="P95">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95">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96">Assemblaggio dei virioni figli. Avviene nel punto dove si è replicato il genoma, i virus a DNA importano le proteine del capside nel nucleo e si assemblano lì, i virus a RNA si assemblano nel citoplasma.</text:p>
        </text:list-item>
        <text:list-item>
          <text:p text:style-name="P96">Rilascio dalla cellula ospite. Dipende dalla natura del virus, <text:s/>virus nudi generalmente escono per lisi, i virus rivestiti per gemmazione.</text:p>
        </text:list-item>
        <text:list-item>
          <text:p text:style-name="P96">Maturazione.</text:p>
        </text:list-item>
      </text:list>
      <text:p text:style-name="P28">I virus infettano preferenzialmente cellule in attiva replicazione (es. mucose) perché hanno il metabolismo più attivo, il virus può accelerare il metabolismo di cellule quiescenti ma risulta meno efficiente.</text:p>
      <text:p text:style-name="P29"/>
      <text:p text:style-name="P29">Virus che replicano più lentamente generano pochi virioni per cellula infettata (10^3) ma sono quasi tutti infettanti, virus più veloci generano molti più virioni figli (10^6 – 10^8) ma molti sono incompleti.</text:p>
      <text:p text:style-name="P29"/>
      <text:p text:style-name="P7">Fase <text:span text:style-name="T21">I,</text:span> attacco:</text:p>
      <text:p text:style-name="P24">Legame tra una proteina virale (anti-recettore) ed un elemento della membrana della cellula ospite (recettore). </text:p>
      <text:p text:style-name="P24">I recettori possono essere proteine, carboidrati, glicoproteine o glicolipidi.</text:p>
      <text:p text:style-name="P24">Il recettore cellulare è specifico per un virus.</text:p>
      <text:p text:style-name="P24">Alcuni virus hanno più anti-recettori diversi quindi hanno multiple vie di entrata nella cellula (anche 5 diverse).</text:p>
      <text:p text:style-name="P24">In alcuni casi (es. dengue) il dominio Fc degli anticorpi facilita il legame del virione alla cellula (tramite i recettori per il dominio Fc). <text:span text:style-name="T20">In questi casi la presenza di una risposta immune è uno svantaggio.</text:span></text:p>
      <text:p text:style-name="P24"/>
      <text:p text:style-name="P25">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6">Ad esempio il virus HIV lega la molecola CD4 sui linfociti.</text:p>
      <text:p text:style-name="P26">Gli anticorpi neutralizzanti legano l’anti-recettore virale nel punto di legame con il recettore impedendo così l’entrata (problema risolto). Lo sviluppo di anticorpi neutralizzanti è l’obiettivo del sistema immunitario e dello sviluppo dei vaccini.</text:p>
      <text:p text:style-name="P26">Per difendersi i virus hanno sviluppato strategie, ad esempio alcuni presentano i recettori introflessi (canyon) </text:p>
      <text:p text:style-name="P10">Fase II, entrata nel citoplasma:</text:p>
      <text:p text:style-name="P8">Virus Rivestiti</text:p>
      <text:p text:style-name="P26">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6">Il recettore in questo caso è una struttura dinamica che cambia nel tempo, la prima glicoproteina (gp120) varia molto spesso impedendo al sistema immunitario di sviluppare anticorpi neutralizzanti, pur mantenendo la stessa struttura per gli altri <text:span text:style-name="T21">attori coinvolti</text:span>.</text:p>
      <text:p text:style-name="P27">L’entrata dei virus rivestiti avviene generalmente per fusione di membrana facendo entrare il capside nel citoplasma cellulare.</text:p>
      <text:p text:style-name="P27"/>
      <text:p text:style-name="P9">Virus Nudi</text:p>
      <text:p text:style-name="P27">Entrano principalmente per endocitosi.</text:p>
      <text:p text:style-name="P27"/>
      <text:p text:style-name="P27">Esistono molte situazioni intermedie in cui, ad esempio, virus rivestiti entrano per endocitosi.</text:p>
      <text:p text:style-name="P27"/>
      <text:p text:style-name="P9">Fase II, uncoating:</text:p>
      <text:p text:style-name="P27">Virus con genoma a DNA raggiungono i pori nucleari e penetrano nel nucleo. In questa fase i virus modificano il citoscheletro per attraversare il citoplasma più velocemente.</text:p>
      <text:p text:style-name="P27">I virus che entrano per endocitosi il capside si disgrega parzialmente ad opera della vescicola endocitotica liberando il materiale genetico.</text:p>
      <text:p text:style-name="P27">HIV è un virus ad RNA che però da origine ad un DNA a doppio filamento che viene trasportato nel nucleo ed integrato nel genoma ospite, la produzione del DNA avviene nel citoplasma ad opera dell’enzima retrotrascrittasi (virale).</text:p>
      <text:p text:style-name="P27"/>
      <text:p text:style-name="P9">Fase V: Assemblaggio</text:p>
      <text:p text:style-name="P27">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7">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7"/>
      <text:p text:style-name="P9">Fase VI: Rilascio</text:p>
      <text:p text:style-name="P27"><text:soft-page-break/>Virus nudi: lisi cellulare.</text:p>
      <text:p text:style-name="P27">Virus con involucro: escono per gemmazione, si assemblano in prossimità della membrana.</text:p>
      <text:p text:style-name="P27">I virus rivestiti che assemblano nel nucleo prendono il proprio rivestimento dalla membrana nucleare, altrimenti lo prendono dalla membrana citoplasmatica.</text:p>
      <text:p text:style-name="P27">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7"/>
      <text:p text:style-name="P9">Fase VII: Maturazione</text:p>
      <text:p text:style-name="P27">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0">L’espressione genica virale, la replicazione del genoma virale e la sintesi proteica sono determinate dalla struttura del genoma virale.</text:p>
      <text:p text:style-name="P31">Buona parte dei geni <text:span text:style-name="T2">precoci</text:span> virali servono a fare il dirottamnto (hijack) dei meccanismi metabolici della cellula.</text:p>
      <text:p text:style-name="P31">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1"/>
      <text:p text:style-name="P31"><text:span text:style-name="T5">DNA a doppia catena</text:span><text:span text:style-name="T22">: </text:span>Quando il materiale genetico virale è replicato nel nucleo esso è trascritto dalle RNA polimerasi cellulari (virus a DNA a doppia catena).</text:p>
      <text:p text:style-name="P31"><text:span text:style-name="T2">Virus con DNA a singola catena</text:span>: deve diventare a doppia catena, per fare ciò si porta una DNA polimerasi virale che sintetizza l’altro filamento. Si procede poi come i virus a DNA ds.</text:p>
      <text:p text:style-name="P32"><text:span text:style-name="T2">Virus ad RNA</text:span>: tranne alcune eccezioni si replicano nel citoplasma e quasi sempre usano RNA polimerasi virali.</text:p>
      <text:p text:style-name="P32"><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2">Si produce così un filamento di RNA a polarità negativa che è usato come stampo per produrre i nuovi filamenti a polarità positiva.</text:span></text:p>
      <text:p text:style-name="P33"><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3"/>
      <text:p text:style-name="P37">Impatto sulla cellula</text:p>
      <text:p text:style-name="P56">Si possono avere vari tipi di infezione:</text:p>
      <text:list text:style-name="L4">
        <text:list-item>
          <text:p text:style-name="P97"><text:span text:style-name="T2">Produttiva (citolitica)</text:span>: la cellula produce virioni e poi muore, maggior parte dei casi.</text:p>
        </text:list-item>
        <text:list-item>
          <text:p text:style-name="P97"><text:span text:style-name="T2">Abortiva</text:span>: i meccanismi di difesa della cellula funzionano e bloccano uno stadio della replicazione virale.</text:p>
        </text:list-item>
        <text:list-item>
          <text:p text:style-name="P105">Persistente attiva<text:span text:style-name="T11">: Il virus continua a replicare, danno al substrato o all’organo nel quale il virus si replica.</text:span></text:p>
        </text:list-item>
        <text:list-item>
          <text:p text:style-name="P105">Persistente latente<text:span text:style-name="T11">: Produzione di virioni intermittente o assente.</text:span></text:p>
        </text:list-item>
        <text:list-item>
          <text:p text:style-name="P105"><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6"/>
      <text:p text:style-name="P39">Infezione Produttiva o Citolitica:</text:p>
      <text:p text:style-name="P56">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6">Quest’operazione è realizzata dalle proteine dei geni precoci o da proteine già presenti nel capside o nella matrice del virus.</text:p>
      <text:p text:style-name="P56">Un altro effetto precoce è <text:span text:style-name="T23">il rallentamento/blocco della replicazione del DNA cellulare.</text:span></text:p>
      <text:p text:style-name="P57">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7"/>
      <text:p text:style-name="P40">Alterazioni osservabili dell’infezione virale (effetti citopatici)</text:p>
      <text:list text:style-name="L5">
        <text:list-item>
          <text:p text:style-name="P98">Corpi di inclusione</text:p>
        </text:list-item>
        <text:list-item>
          <text:p text:style-name="P98">Cambiamenti morfologici</text:p>
        </text:list-item>
        <text:list-item>
          <text:p text:style-name="P98">Distruzione del nucleo</text:p>
        </text:list-item>
        <text:list-item>
          <text:p text:style-name="P98">Vacuoli</text:p>
        </text:list-item>
        <text:list-item>
          <text:p text:style-name="P98">Sincizi</text:p>
        </text:list-item>
        <text:list-item>
          <text:p text:style-name="P98">Gemmazione di virioni sulla membrana</text:p>
        </text:list-item>
      </text:list>
      <text:p text:style-name="P58"/>
      <text:p text:style-name="P40">Corpi di inclusione:<text:span text:style-name="T11"> Si osservano nel punto dove avviene l’assemblaggio dei virioni (nucleo o citoplasma). </text:span></text:p>
      <text:p text:style-name="P40">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0"/>
      <text:p text:style-name="P92">Come può la cellula cercare di bloccare il ciclo replicativo?</text:p>
      <text:p text:style-name="P59"><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4">Anche i virus hanno i propri miRNA che ostacolano ad esempio la presentazione dell’antigene e l’apoptosi.</text:span></text:p>
      <text:p text:style-name="P61">Le cellule contengono intrinsecamente proteine che ostacolano i virus, alcune cercano di bloccare l’ingresso, altri l’uncoating, l’uscita dalla cellula, ecc… </text:p>
      <text:p text:style-name="P61"/>
      <text:p text:style-name="P41">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2"><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2"/>
      <text:p text:style-name="P43">Meccanismo di Trasformazione:</text:p>
      <text:p text:style-name="P63">Si tratta di un processo multi-step con inizio, promozione e progressione.</text:p>
      <text:p text:style-name="P64">I virus sono responsabili probabilmente del 20% dei tumori umani, fattore di rischio secondo solo al tabacco.</text:p>
      <text:p text:style-name="P64">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4">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4"><text:soft-page-break/>Esistono virus ad RNA trasformanti (es. retrovirus) e virus differenti che pur senza avere meccanismi simili ai retrovirus promuovono la mutazione cellulare (es. epatite C HCV).</text:p>
      <text:p text:style-name="P64">I virus trasformanti ad RNA agiscono sui regolatori positivi. I virus trasformanti a DNA agiscono sui regolatori negativi.</text:p>
      <text:p text:style-name="P44">I retrovirus: <text:span text:style-name="T11">I retrovirus si dividono in acutamente trasformanti e virus cronici.</text:span></text:p>
      <text:p text:style-name="P64"/>
      <text:p text:style-name="P44"><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7"/>
      <text:p text:style-name="P45"><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8">L’inclusione dei retrovirus si pensava avvenisse a caso, poi si è scoperto che prevalentemente si integrano nell’eucromatina (attivamente trascritta) e che esistono alcuni punti nei quali l’inserzione è più probabile.</text:p>
      <text:p text:style-name="P68"/>
      <text:p text:style-name="P69">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69"/>
      <text:p text:style-name="P46">Human T-cell leukimia virus (HTLV-1 e 2)</text:p>
      <text:p text:style-name="P65">Hanno bassa capacità di indurre tumori ma si tratta di tumori molto aggressivi.</text:p>
      <text:p text:style-name="P46"><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0"><text:soft-page-break/>TAX va anche ad attivare <text:s/>la trascrizione di interleuchina-2 (IL-2) e del suo recettore (IL-2R) (fattori di crescita per i linfociti-T). IL-2 viene rilasciato all’esterno ed ha effetto paracrino ed autocrino sulla cellula.</text:p>
      <text:p text:style-name="P70"/>
      <text:p text:style-name="P48">Virus trasformanti a DNA</text:p>
      <text:p text:style-name="P71">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7"><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2"/>
      <text:p text:style-name="P49"><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3"/>
      <text:p text:style-name="P73">Si possono avere diverse dinamiche di infezione:</text:p>
      <text:list text:style-name="L6">
        <text:list-item>
          <text:p text:style-name="P99">Infezione acuta.</text:p>
        </text:list-item>
        <text:list-item>
          <text:p text:style-name="P99">Infezione acuta e a distanza di molti anni si può manifestare una malattia dovuta alla risposta dell’organismo.</text:p>
        </text:list-item>
        <text:list-item>
          <text:p text:style-name="P99">Infezione acuta con altra manifestazione differente a distanza di anni (es. varicella / zoster).</text:p>
        </text:list-item>
        <text:list-item>
          <text:p text:style-name="P99">Infezione latente: continua produzione e rilascio di virus anche dopo l’attenuazione dei sintomi (es. HBV).</text:p>
        </text:list-item>
        <text:list-item>
          <text:p text:style-name="P99">Infezione che dà manifestazioni cliniche solo nelle fasi tardive (es. HIV).</text:p>
        </text:list-item>
        <text:list-item>
          <text:p text:style-name="P106"><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3"/>
      <text:p text:style-name="P74">Si può avere infezione asintomatica alla quale può o meno seguire la scomparsa del virus, infezione a cui segue convalescenza e guarigione, soggetto che presenta malattie ricorrenti, infezione con progressivo peggioramento fino alla morte.</text:p>
      <text:p text:style-name="P75">Le condizioni dell’ospite modificano la risposta all’esposizione ad un agente infettivo, tra cui: gravidanza, malnutrizione, età, terapia steroidea, inquinamento atmosferico.</text:p>
      <text:p text:style-name="P75"/>
      <text:p text:style-name="P38">Vie di ingresso dei virus</text:p>
      <text:p text:style-name="P66">La principale via di ingresso risulta l’apparato respiratorio, che è anche il distretto che presenta più difese. Nei paesi in via di sviluppo il secondo apparato più colpito è quello gastroenterico, nei paesi sviluppati è il sistema genito-urinario.</text:p>
      <text:p text:style-name="P66">In aumento sono le infezioni per via ematica (per-cutanee) <text:span text:style-name="T25">e tramite vettori (insetti).</text:span></text:p>
      <text:p text:style-name="P77"><text:soft-page-break/>I virus hanno un minimo di attività replicativa nella sede di infezione, poi si riversano nel sangue e raggiungono altre sedi di replicazione intermedie da cui vengono rilasciati nel sangue e raggiungono l’organo bersaglio.</text:p>
      <text:p text:style-name="P78">Altre possibili vie di ingresso sono il tratto digerente, le mucose, la cute lesa, occhi, orecchie, le vie genitali e la placenta.</text:p>
      <text:p text:style-name="P66"/>
      <text:p text:style-name="P76">In generale ogni virus ha una via di ingresso predefinita, ciò non toglie che il virus possa entrare tramite altre vie in condizioni particolari, ad esempio un virus a trasmissione alimentare tramite trasfusioni ematiche. </text:p>
      <text:p text:style-name="P78">Il virus si può replicare e riversare nel torrente circolatorio a livello di capillari ematici ma più spesso tende a raggiungere capillari linfatici. </text:p>
      <text:p text:style-name="P78"><text:span text:style-name="T2">Viremia</text:span>: presenza del virus nel sangue.</text:p>
      <text:p text:style-name="P78"/>
      <text:p text:style-name="P50">Esempio: Varicella Zoster</text:p>
      <text:p text:style-name="P79">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79"/>
      <text:p text:style-name="P79">Il sistema immunitario efficiente può bloccare il virus in sede ematica, evitando che raggiunga l’organo bersaglio. </text:p>
      <text:p text:style-name="P79"/>
      <text:p text:style-name="P51">Infezioni respiratorie:</text:p>
      <text:p text:style-name="P80">Di solito durano poco perché il sistema immunitario è organizzato in modo da bloccare rapidamente virus in questa sede, sono però facili le reinfezioni.</text:p>
      <text:p text:style-name="P80">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1">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2">L’epitelio respiratorio superiore, proprio per la sua esposizione presenta importanti misure di protezione, la cosiddetta immunità innata:</text:p>
      <text:list text:style-name="L7">
        <text:list-item>
          <text:p text:style-name="P100">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26">che inducono aumento della produzione di muco (e muco più denso del normale) da parte delle cellule mucipare (spiega i sintomi del raffreddore). La perdita dell’orletto a spazzola permette la crescita batterica quindi apre la strada a </text:span><text:soft-page-break/><text:span text:style-name="T26">sovra-infezioni. Dopo pochi giorni il sistema immunitario prevale e le cellule dell’epitelio si rigenerano.</text:span></text:p>
        </text:list-item>
      </text:list>
      <text:p text:style-name="P83">La suscettibilità dell’individuo dipende dall’efficienza delle misure di difesa, innate o meno, ad esempio la fibrosi cistica producendo muco denso facilita i virus respiratori.</text:p>
      <text:p text:style-name="P83">La frazione di incidenza delle infezioni respiratorie cambia molto con l’età, è molto diffusa nei primi anni di vita.</text:p>
      <text:p text:style-name="P83"/>
      <text:p text:style-name="P84">Nel tratto gastrointestinale come misure di difesa innate abbiamo il pH gastrico ed i sali biliari che emulsionando i lipidi danneggiano i virus con involucro esterno, di natura lipidica. </text:p>
      <text:p text:style-name="P85">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6">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7">Molti virus che infettano per via gastroenterica utilizzano le cellule M come punto di ingresso.</text:p>
      <text:p text:style-name="P87"/>
      <text:p text:style-name="P52">Infezioni del tratto urogenitale</text:p>
      <text:p text:style-name="P87">Per quanto riguarda i virus è generalmente una via di importanza minore.</text:p>
      <text:p text:style-name="P87">L’infezione virale più diffusa in questa sede è il papillomavirus, per il quale esiste un vaccino.</text:p>
      <text:p text:style-name="P87">Altra infezione importante sono gli erpes, per i quali non abbiamo un vaccino e le cui lesioni aumentano la possibilità di contrarre altre infezioni (ad esempio il rischio di HIV è aumentato di 100-1000 volte).</text:p>
      <text:p text:style-name="P88">Abbiamo poi HIV.</text:p>
      <text:p text:style-name="P88">Epatite B, che si trasmette per via ematica ma grazie ai controlli sulle donazioni di sangue ecc… la via più comune rimane quella sessuale. Vaccini disponibili, quasi tutti i soggetti delle nuove generazioni sono vaccinati nei paesi sviluppati.</text:p>
      <text:p text:style-name="P88"/>
      <text:p text:style-name="P53">Infezioni a trasmissione madre-bambino</text:p>
      <text:p text:style-name="P88">Si distinguono in 3 categorie:</text:p>
      <text:list text:style-name="L8">
        <text:list-item>
          <text:p text:style-name="P101"><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28">Spesso quando l’infezione p trasmessa nei primi 2 trimestri si ha aborto spontaneo. </text:span><text:span text:style-name="T27">Principalmente sostenute da virus (batteriemie sono </text:span><text:soft-page-break/><text:span text:style-name="T27">possibili ma rare). </text:span><text:span text:style-name="T29">I casi più comuni di trasmissione congenita sono il citomegalovirus ed il parvovirus.</text:span></text:p>
        </text:list-item>
        <text:list-item>
          <text:p text:style-name="P101"><text:span text:style-name="T2">Infezioni perinatali:</text:span> avvengono al momento della nascita. <text:span text:style-name="T27">Si distinguono dalle precedenti per il passaggio dall’esterno del patogeno.</text:span></text:p>
        </text:list-item>
        <text:list-item>
          <text:p text:style-name="P102"><text:span text:style-name="T2">Infezioni postnatali:</text:span> contratte entro un anno dalla nascita. (tramite latte, sangue, saliva).</text:p>
        </text:list-item>
      </text:list>
      <text:p text:style-name="P89"/>
      <text:p text:style-name="P54">Infezioni virali e SNC</text:p>
      <text:p text:style-name="P90">Interessato spesso dalle infezioni virali, a volte in maniera indiretta.</text:p>
      <text:p text:style-name="P90">Vie di ingresso:</text:p>
      <text:list text:style-name="L9">
        <text:list-item>
          <text:p text:style-name="P103"><text:span text:style-name="T2">Neurale</text:span>: Sfrutta il trasporto assonale retrogrado, es. herpes, rabbia.</text:p>
        </text:list-item>
        <text:list-item>
          <text:p text:style-name="P103"><text:span text:style-name="T2">Nervo</text:span> <text:span text:style-name="T2">olfattivo</text:span>: es. coronavirus.</text:p>
        </text:list-item>
        <text:list-item>
          <text:p text:style-name="P103"><text:span text:style-name="T2">Ematica</text:span>: meno diffusa a causa della barriera emato-encefalica.</text:p>
        </text:list-item>
      </text:list>
      <text:p text:style-name="P54"/>
      <text:p text:style-name="P54">Trasmissione neurale: <text:span text:style-name="T11">Usata anche da molte infezioni che fanno il loro ingresso tramite l’apparato digerente, asse cervello-intestino rappresentato dal nervo vago.</text:span></text:p>
      <text:p text:style-name="P54"><text:span text:style-name="T11"/></text:p>
      <text:p text:style-name="P54">Trasmissione olfattiva:<text:span text:style-name="T11"> Fanno il loro ingresso tramite l’epitelio olfattivo, danneggiando le fibre stesse (es. causa della perdita di sensibilità olfattiva nel COVID).</text:span></text:p>
      <text:p text:style-name="P54"><text:span text:style-name="T11"/></text:p>
      <text:p text:style-name="P54">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4"><text:span text:style-name="T18"/></text:p>
      <text:p text:style-name="P91">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5"><text:span text:style-name="T11"/></text:p>
      <text:p text:style-name="P91">Il <text:span text:style-name="T2">liquido cefalo-rachidiano</text:span> è, in condizioni normali, completamente trasparene, acellulato e con concentrazioni proteiche e di glucosio inferiori rispetto al plasma.</text:p>
      <text:p text:style-name="P91">Si presenta opalescente nelle meningiti purulente, con aumento di neutrofili, le cause sono di solito infezioni da amebe o batteri.</text:p>
      <text:p text:style-name="P91">Le meningiti a “liquor limpido” possono presentare aumento di cellularità, principalmente dovuto a polimorfonucleati, contenuto. Le cause sono infezioni virali, tubercolosi, funghi, infezioni batteriche parzialmente trattate.</text:p>
      <text:p text:style-name="P91"/>
      <text:p text:style-name="P91">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31">Se si riscontrano IgM a livello plasmatico (infezione acuta) e a livello cerebrale si deduce infezione diffusa anche in questa sede (encefalite) perché le IgM </text:span><text:span text:style-name="T32">NON</text:span><text:span text:style-name="T30"> </text:span><text:span text:style-name="T38">oltrepassano la EBB.</text:span></text:p>
      <text:p text:style-name="P93"><text:span text:style-name="T38">P</text:span><text:span text:style-name="T37">rocedura simile si applica anche per indagare eventuali infezioni trasmesse al feto: IgM nel liquido amniotico sono necessariamente prodotte dal feto perché non passano la barriera emato-placentare.</text:span></text:p>
      <text:p text:style-name="P93"><text:span text:style-name="T37"/></text:p>
      <text:p text:style-name="P121">Infezioni della cute</text:p>
      <text:p text:style-name="P122">Frequentemente bersaglio di infezioni, protetto da uno strato (epidermide) di cellule morte che quindi non possono subire infezione virale.</text:p>
      <text:p text:style-name="P122">Es. Papilloma virus: penetra nell’epidermide per raggiungere lo strato sottostante di cellule in attiva replicazione. Non da infezione a livello sistemico.</text:p>
      <text:p text:style-name="P34"><text:span text:style-name="T37">Altri virus possono dare infezione a livello mucosale e poi dare infezione sistemica oppure fare il percorso “al contrario” cioè diffondersi a livello sistemico e poi dare infezione mucosale </text:span><text:span text:style-name="T39">(malattie con manifestazioni esantematiche): si presentano nelle fasi iniziali con la presenza di chiazze rossastre appiattite (macule) che evolvono in papule (chiazze rossastre rilevate, palpabili). Si parla di </text:span><text:span text:style-name="T41">esantemi</text:span><text:span text:style-name="T39"> </text:span><text:span text:style-name="T41">maculo</text:span><text:span text:style-name="T39">-</text:span><text:span text:style-name="T41">papulati</text:span><text:span text:style-name="T39">. Sa formazione di questi esantemi avviene con meccanismo immuno-mediato. </text:span></text:p>
      <text:p text:style-name="P35"><text:span text:style-name="T37">In altri tipi di esantemi il processo replicativo del virus porta a necrosi del tessuto (</text:span><text:span text:style-name="T40">esantemi vescicolari</text:span><text:span text:style-name="T37">), questo tipo di esantemi sono invettivi perché il liquido liberato nella rottura delle vescicole è ricco di agente infettante. </text:span></text:p>
      <text:p text:style-name="P123">Le verruche (sostenute da agenti infettanti sopraggiunti dall’esterno e che replicano in questa sede) sono anch’esse infettanti, sia per contatto diretto che indiretto.</text:p>
      <text:p text:style-name="P123">Virus come epatite ed HIV possono dare nella fase acuta manifestazioni esantematiche papulate nella fase acuta dovute a deposito di immunocomplessi.</text:p>
      <text:p text:style-name="P123">Il deposito di immunocomplessi può dare infiammazioni a livello articolare.</text:p>
      <text:p text:style-name="P36"><text:span text:style-name="T37"/></text:p>
      <text:p text:style-name="P124">Caratteristiche dell’immunità adattiva ed innata</text:p>
      <text:p text:style-name="P107">Nelle due sottocategorie si hanno altre classificazioni.</text:p>
      <text:p text:style-name="P107">Nell’immunità innata si hanno le difese di prima linea, ovvero la cute, mucose, secrezioni delle stesse. E di seconda linea rappresentate da cellule bianche fagocitiche, proteine antimicrobiche, ecc…</text:p>
      <text:p text:style-name="P107">Tra gli elementi di protezione si annovera anche il microbioma, costituito da virus, batteri e funghi, a composizione diversa a seconda del disretto in cui risiede, per competizione ostacola l’infezione da parte di patogeni.</text:p>
      <text:p text:style-name="P107"/>
      <text:p text:style-name="P108">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108">Si conoscono 6 tipi di interferoni, i più importanti in ambito virologico sono 3 tipi: alfa, beta e gamma. Prima si usava una nomenclatura basata sui citotipi che li producono ma è sbagliata, alfa e beta sono prodotti da praticamente tutti i citotipi. <text:span text:style-name="T42">IFN-gamma è prodotto dai linfociti T che hanno riconosciuto l’antigene, fa parte della risposta adattiva.</text:span></text:p>
      <text:p text:style-name="P109">Più tardivamente rispetto agli IFN si attivano le cellule Natural Killer. Nel complesso si ha l’induzione di un processo infiammatorio.</text:p>
      <text:p text:style-name="P109"/>
      <text:p text:style-name="P109">La risposta infiammatoria decide l’outcome dell’infezione, alcuni virus realizzano principalmente un danno diretto ai distretti infettati, in altri casi il danno è principalmente causato dai processi di risposta immunitaria. <text:span text:style-name="T43">Ad esempio nell’epatite B si ha massiccia morte di epatociti ma si tratta di epatociti infetti, invece in caso di infezioni in soggetti immunodeficienti non si ha epatite.</text:span></text:p>
      <text:p text:style-name="P109"/>
      <text:p text:style-name="P116">Attivazione della risposta adattiva:</text:p>
      <text:p text:style-name="P110">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44">Principalmente la presentazione antigenica avvine nel circolo linfatico. (E ora?).</text:span></text:p>
      <text:p text:style-name="P111">La risposta adattiva si realizza in modo cellulo-mediato e umorale. Come si sceglie una via rispetti all’altra?</text:p>
      <text:p text:style-name="P111">Se l’antigene viene processato in sede intracellulare porta a presentazione tramite MHC-I ed attivazione di risposta <text:span text:style-name="T2">citotossica</text:span> (CD8+).</text:p>
      <text:p text:style-name="P111">Se l’antigene è in sede extracellulare viene presentato tramite MHC-II con attivazione di risposta <text:span text:style-name="T2">umorale</text:span> (CD4+).</text:p>
      <text:p text:style-name="P112">L’azione dei linfociti T citotossici consiste nel riconoscere ed uccidere le cellule infettate.</text:p>
      <text:p text:style-name="P112">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13">In ambito antivirale gli anticorpi agiscono in 5 modi:</text:p>
      <text:list text:style-name="L10">
        <text:list-item>
          <text:p text:style-name="P114"><text:span text:style-name="T2">Agglutinazione</text:span>: formano un reticolo immobilizzano le particelle virali che poi possono essere eliminate per fagocitosi.</text:p>
        </text:list-item>
        <text:list-item>
          <text:p text:style-name="P117">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14"><text:soft-page-break/><text:span text:style-name="T2">Neutralizzazione</text:span>: Sfrutta gli anticorpi neutralizzanti, che si legano sull’antirecettore impedendo il legame con il recettore cellulare.</text:p>
        </text:list-item>
        <text:list-item>
          <text:p text:style-name="P114"><text:span text:style-name="T2">Opsonizzazione</text:span>: simile alla neutralizzazione ma avviene a livello della singola particella virale, alcuni virus sfruttano questa via per essere fagocitati ed infettare le cellule.</text:p>
        </text:list-item>
        <text:list-item>
          <text:p text:style-name="P117">Attività citotossica anticorpo-mediata:<text:span text:style-name="T11"> sfruttano anticorpi che legano le cellule infette che richiamano cellule NK e inducono la lisi cellulare.</text:span></text:p>
        </text:list-item>
      </text:list>
      <text:p text:style-name="P118"><text:span text:style-name="T11"/></text:p>
      <text:p text:style-name="P119">Meccanismi virali per evadere i processi immunitari</text:p>
      <text:list text:style-name="L11">
        <text:list-item>
          <text:p text:style-name="P120">Variazione antigenica.</text:p>
        </text:list-item>
        <text:list-item>
          <text:p text:style-name="P120">Espressione ristretta dei geni virali.</text:p>
        </text:list-item>
        <text:list-item>
          <text:p text:style-name="P120">Regolazione dei geni cellulari: es. inattivazione degli MHC-I</text:p>
        </text:list-item>
        <text:list-item>
          <text:p text:style-name="P120">Regolazione di molecole accessorie coinvolte nel riconoscimento immunitario.</text:p>
        </text:list-item>
        <text:list-item>
          <text:p text:style-name="P120">Infezione di siti privilegiati: es. sistema nervoso centrale, siti della gametogenesi.</text:p>
        </text:list-item>
        <text:list-item>
          <text:p text:style-name="P120">Infezione diretta delle cellule immunitarie.</text:p>
        </text:list-item>
        <text:list-item>
          <text:p text:style-name="P120">Induzione dell’espressione di antigeni self (tolleranza).</text:p>
        </text:list-item>
        <text:list-item>
          <text:p text:style-name="P120">Induzione di linfociti T soppressori.</text:p>
        </text:list-item>
      </text:list>
      <text:p text:style-name="P119"/>
      <text:p text:style-name="P115">Possiamo indurre artificialmente una risposta immunitari in due classi di modi:</text:p>
      <text:list text:style-name="L14">
        <text:list-item>
          <text:p text:style-name="P125"><text:span text:style-name="T33">Immunità attiva: </text:span><text:span text:style-name="T35">Es. vaccini, la risposta è indotta nel sistema immunitario dell’ospite e dura anni o decenni.</text:span></text:p>
        </text:list-item>
        <text:list-item>
          <text:p text:style-name="P126"><text:span text:style-name="T36">Immunità passiva:</text:span><text:span text:style-name="T34"> la protezione è trasferita da un soggetto all’altro, dura al più qualche settimana. Ha il vantaggio di essere attiva molto velocemente.</text:span></text:p>
        </text:list-item>
      </text:list>
      <text:p text:style-name="P127"><text:span text:style-name="T34"/></text:p>
      <text:p text:style-name="P127"><text:span text:style-name="T34">Si ha un’immunità passiva naturale, trasferita dalla mamma al bambino, questi anticorpi durano 12-16 o 18 mesi, c’è variabilità individuale e dipende dal fatto se il bambino sia allattato al seno o me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06T09:54:50.293009856</dc:date>
    <meta:editing-duration>PT9H7M14S</meta:editing-duration>
    <meta:editing-cycles>75</meta:editing-cycles>
    <meta:generator>LibreOffice/7.6.2.1$Linux_X86_64 LibreOffice_project/60$Build-1</meta:generator>
    <meta:document-statistic meta:table-count="0" meta:image-count="0" meta:object-count="0" meta:page-count="19" meta:paragraph-count="241" meta:word-count="5876" meta:character-count="39896" meta:non-whitespace-character-count="34290"/>
  </office:meta>
</office:document-meta>
</file>